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top" draw:auto-grow-height="false" fo:min-height="14.716cm" fo:min-width="22.466cm" fo:padding-top="0.142cm" fo:padding-bottom="0.142cm" fo:padding-left="0.267cm" fo:padding-right="0.267cm" style:protect="position size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853cm"/>
    </style:style>
    <style:style style:name="gr3" style:family="graphic" style:parent-style-name="standard" style:list-style-name="L1">
      <style:graphic-properties draw:textarea-horizontal-align="justify" draw:textarea-vertical-align="top" draw:auto-grow-height="false" fo:min-height="2.25cm" fo:min-width="3.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7.25cm" fo:min-width="4cm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84cm"/>
    </style:style>
    <style:style style:name="gr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5cm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1.25cm" fo:min-width="3.5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53cm"/>
    </style:style>
    <style:style style:name="gr12" style:family="graphic" style:parent-style-name="standard" style:list-style-name="L1">
      <style:graphic-properties draw:textarea-horizontal-align="justify" draw:textarea-vertical-align="top" draw:auto-grow-height="false" fo:min-height="3.75cm" fo:min-width="3.5cm"/>
    </style:style>
    <style:style style:name="gr13" style:family="graphic" style:parent-style-name="standard">
      <style:graphic-properties draw:textarea-horizontal-align="justify" draw:textarea-vertical-align="top" draw:auto-grow-height="false" fo:min-height="2.25cm" fo:min-width="3.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70%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>
      <style:paragraph-properties fo:text-align="center"/>
      <style:text-properties style:font-name="Calibri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style:font-name="Calibri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alibri" fo:font-size="12pt" fo:font-weight="bold" style:font-weight-asian="bold" style:font-weight-complex="bold"/>
    </style:style>
    <style:style style:name="T5" style:family="text">
      <style:text-properties style:font-name="Calibri" fo:font-size="12pt" fo:font-weight="normal" style:font-weight-asian="normal" style:font-weight-complex="normal"/>
    </style:style>
    <style:style style:name="T6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cm" svg:height="15cm" svg:x="2.25cm" svg:y="1.75cm">
          <text:p text:style-name="P1"><text:span text:style-name="T1">Blockchain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8cm" svg:height="1.103cm" svg:x="2.25cm" svg:y="13.944cm">
          <draw:text-box>
            <text:p><text:span text:style-name="T2">checkpoints</text:span></text:p>
            <text:p><text:span text:style-name="T3">List&lt;BlockLocation&gt;</text:span></text:p>
          </draw:text-box>
        </draw:frame>
        <draw:custom-shape draw:style-name="gr3" draw:text-style-name="P4" draw:layer="layout" svg:width="4cm" svg:height="2.5cm" svg:x="6.5cm" svg:y="12.499cm">
          <text:p text:style-name="P4"><text:span text:style-name="T4">Validator</text:span></text:p>
          <text:p text:style-name="P1"><text:span text:style-name="T5">BlockValidator</text:span></text:p>
          <draw:enhanced-geometry svg:viewBox="0 0 21600 21600" draw:type="rectangle" draw:enhanced-path="M 0 0 L 21600 0 21600 21600 0 21600 0 0 Z N"/>
        </draw:custom-shape>
        <draw:frame draw:style-name="gr4" draw:text-style-name="P3" xml:id="id2" draw:id="id2" draw:layer="layout" svg:width="3cm" svg:height="1cm" svg:x="6.5cm" svg:y="14cm">
          <draw:text-box>
            <text:p><text:span text:style-name="T2">checkpoints</text:span></text:p>
            <text:p><text:span text:style-name="T3">List&lt;BlockLocation&gt;</text:span></text:p>
          </draw:text-box>
        </draw:frame>
        <draw:connector draw:style-name="gr5" draw:text-style-name="P5" draw:layer="layout" svg:x1="5.05cm" svg:y1="14.495cm" svg:x2="6.5cm" svg:y2="14.5cm" draw:start-shape="id1" draw:start-glue-point="1" draw:end-shape="id2" draw:end-glue-point="3" svg:d="M5050 14495h726v5h724" svg:viewBox="0 0 1451 6">
          <text:p/>
        </draw:connector>
        <draw:custom-shape draw:style-name="gr6" draw:text-style-name="P4" draw:layer="layout" svg:width="4.5cm" svg:height="7.5cm" svg:x="20cm" svg:y="6.5cm">
          <draw:glue-point draw:id="4" svg:x="5cm" svg:y="-2cm"/>
          <text:p text:style-name="P4"><text:span text:style-name="T4">Controller</text:span></text:p>
          <text:p text:style-name="P1"><text:span text:style-name="T5">Blockchai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xml:id="id4" draw:id="id4" draw:layer="layout" svg:width="4.5cm" svg:height="0.834cm" svg:x="20cm" svg:y="13.138cm">
          <draw:text-box>
            <text:p text:style-name="P1"><text:span text:style-name="T2">network</text:span></text:p>
            <text:p text:style-name="P1"><text:span text:style-name="T3">Network</text:span></text:p>
          </draw:text-box>
        </draw:frame>
        <draw:frame draw:style-name="gr8" draw:text-style-name="P6" xml:id="id3" draw:id="id3" draw:layer="layout" svg:width="2.5cm" svg:height="0.95cm" svg:x="21cm" svg:y="15.8cm">
          <draw:text-box>
            <text:p text:style-name="P1"><text:span text:style-name="T2">network</text:span></text:p>
            <text:p text:style-name="P1"><text:span text:style-name="T3">Network</text:span></text:p>
          </draw:text-box>
        </draw:frame>
        <draw:connector draw:style-name="gr5" draw:text-style-name="P5" draw:layer="layout" svg:x1="22.25cm" svg:y1="15.8cm" svg:x2="22.25cm" svg:y2="13.972cm" draw:start-shape="id3" draw:start-glue-point="0" draw:end-shape="id4" draw:end-glue-point="2" svg:d="M22250 15800v-1828" svg:viewBox="0 0 1 1829">
          <text:p/>
        </draw:connector>
        <draw:frame draw:style-name="gr9" draw:text-style-name="P3" xml:id="id5" draw:id="id5" draw:layer="layout" svg:width="2.25cm" svg:height="1cm" svg:x="2.25cm" svg:y="7cm">
          <draw:text-box>
            <text:p><text:span text:style-name="T2">genesisblock</text:span></text:p>
            <text:p><text:span text:style-name="T3">ChainBlock</text:span></text:p>
          </draw:text-box>
        </draw:frame>
        <draw:connector draw:style-name="gr5" draw:text-style-name="P5" draw:layer="layout" svg:x1="4.5cm" svg:y1="7.5cm" svg:x2="8.5cm" svg:y2="7.5cm" draw:start-shape="id5" draw:start-glue-point="1" draw:end-shape="id6" draw:end-glue-point="3" svg:d="M4500 7500h4000" svg:viewBox="0 0 4001 1">
          <text:p/>
        </draw:connector>
        <draw:custom-shape draw:style-name="gr10" draw:text-style-name="P4" draw:layer="layout" svg:width="4cm" svg:height="1.5cm" svg:x="8.5cm" svg:y="8.5cm">
          <draw:glue-point draw:id="4" svg:x="5cm" svg:y="-2cm"/>
          <text:p text:style-name="P4"><text:span text:style-name="T4">SecondaryChains</text:span></text:p>
          <text:p text:style-name="P1"><text:span text:style-name="T5">List&lt;Chain&gt;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5cm" svg:x="14cm" svg:y="15.8cm">
          <draw:text-box>
            <text:p text:style-name="P1"><text:span text:style-name="T2">archiver</text:span></text:p>
            <text:p text:style-name="P1"><text:span text:style-name="T3">IHeaderArchiver</text:span></text:p>
          </draw:text-box>
        </draw:frame>
        <draw:frame draw:style-name="gr11" draw:text-style-name="P3" draw:layer="layout" svg:width="2.5cm" svg:height="1.103cm" svg:x="20cm" svg:y="8.649cm">
          <draw:text-box>
            <text:p><text:span text:style-name="T2">header</text:span></text:p>
            <text:p><text:span text:style-name="T3">NetworkHeader</text:span></text:p>
          </draw:text-box>
        </draw:frame>
        <draw:custom-shape draw:style-name="gr12" draw:text-style-name="P4" xml:id="id7" draw:id="id7" draw:layer="layout" svg:width="4cm" svg:height="4cm" svg:x="8.5cm" svg:y="4cm">
          <draw:glue-point draw:id="4" svg:x="5cm" svg:y="-2cm"/>
          <text:p text:style-name="P4"><text:span text:style-name="T6">MainChain</text:span></text:p>
          <text:p text:style-name="P1"><text:span text:style-name="T7">Chain</text:span></text:p>
          <draw:enhanced-geometry svg:viewBox="0 0 21600 21600" draw:type="rectangle" draw:enhanced-path="M 0 0 L 21600 0 21600 21600 0 21600 0 0 Z N"/>
        </draw:custom-shape>
        <draw:frame draw:style-name="gr4" draw:text-style-name="P3" xml:id="id6" draw:id="id6" draw:layer="layout" svg:width="2cm" svg:height="1cm" svg:x="8.5cm" svg:y="7cm">
          <draw:text-box>
            <text:p><text:span text:style-name="T2">genesisBlock</text:span></text:p>
            <text:p><text:span text:style-name="T3">ChainBlock</text:span></text:p>
          </draw:text-box>
        </draw:frame>
        <draw:custom-shape draw:style-name="gr13" draw:text-style-name="P7" draw:layer="layout" svg:width="4cm" svg:height="2.5cm" svg:x="3cm" svg:y="4cm">
          <text:p text:style-name="P7"><text:span text:style-name="T6">Locator</text:span></text:p>
          <text:p text:style-name="P7"><text:span text:style-name="T7">BlockLocator</text:span></text:p>
          <draw:enhanced-geometry svg:viewBox="0 0 21600 21600" draw:type="rectangle" draw:enhanced-path="M 0 0 L 21600 0 21600 21600 0 21600 0 0 Z N"/>
        </draw:custom-shape>
        <draw:frame draw:style-name="gr4" draw:text-style-name="P9" xml:id="id8" draw:id="id8" draw:layer="layout" svg:width="2cm" svg:height="1cm" svg:x="5cm" svg:y="5.5cm">
          <draw:text-box>
            <text:p text:style-name="P8"><text:span text:style-name="T2">MainChain</text:span></text:p>
            <text:p text:style-name="P8"><text:span text:style-name="T3">Chain</text:span></text:p>
          </draw:text-box>
        </draw:frame>
        <draw:connector draw:style-name="gr5" draw:text-style-name="P5" draw:layer="layout" svg:x1="8.5cm" svg:y1="6cm" svg:x2="7cm" svg:y2="6cm" draw:start-shape="id7" draw:start-glue-point="3" draw:end-shape="id8" draw:end-glue-point="1" svg:d="M8500 6000h-1500" svg:viewBox="0 0 1501 1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6T14:01:31.772000000</dc:date>
    <meta:editing-duration>P1DT6H31M7S</meta:editing-duration>
    <meta:editing-cycles>26</meta:editing-cycles>
    <meta:generator>LibreOffice/6.0.6.2$Windows_X86_64 LibreOffice_project/0c292870b25a325b5ed35f6b45599d2ea4458e77</meta:generator>
    <meta:document-statistic meta:object-count="42"/>
  </office:meta>
</office:document-meta>
</file>